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C16130C409C89CE.png" manifest:media-type="image/png"/>
  <manifest:file-entry manifest:full-path="Pictures/10000200000000AB000000AB3A327260A0B9D4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e01"/>
    </style:style>
    <style:style style:name="P2" style:family="paragraph" style:parent-style-name="Standard">
      <style:paragraph-properties fo:text-align="center" style:justify-single-word="false"/>
      <style:text-properties officeooo:paragraph-rsid="00160e0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60e0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0e01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60e01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3" style:data-style-name="N0">0.03</text:variable-set>: The Trigonometric Functions</text:p>
      <text:list xml:id="list5069946853086655327" text:style-name="L1">
        <text:list-item>
          <text:p text:style-name="P4">Identify the opposite, adjacent, and hypotenuse of each of the following triangles:</text:p>
        </text:list-item>
      </text:list>
      <text:p text:style-name="P1"><draw:custom-shape text:anchor-type="paragraph" draw:z-index="4" draw:style-name="gr1" draw:text-style-name="P6" svg:width="0.8858in" svg:height="1.087in" svg:x="0.6409in" svg:y="0.1098in"><text:p><text:s text:c="14"/></text:p><text:p/><text:p><text:s text:c="19"/><text:span text:style-name="T4">q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6" svg:width="0.9004in" svg:height="1.2425in" svg:x="5.6189in" svg:y="0.1016in"><text:p><text:span text:style-name="T4"/></text:p><text:p><text:span text:style-name="T4"/></text:p><text:p><text:span text:style-name="T4"><text:s text:c="18"/></text:span><text:span text:style-name="T4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><draw:custom-shape text:anchor-type="paragraph" draw:z-index="5" draw:style-name="gr2" draw:text-style-name="P6" svg:width="1.1685in" svg:height="0.8697in" svg:x="3.922in" svg:y="0.0362in"><text:p><text:span text:style-name="T4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7" svg:width="1.4067in" svg:height="0.6315in" svg:x="1.9811in" svg:y="0.1854in"><text:p><text:span text:style-name="T4"><text:s text:c="2"/></text:span></text:p><text:p><text:span text:style-name="T4"><text:s/></text:span></text:p><text:p><text:span text:style-name="T4"><text:s text:c="9"/></text:span><text:span text:style-name="T4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3820720449170" text:continue-numbering="true" text:style-name="L1">
        <text:list-item>
          <text:p text:style-name="P4">Calculate the length of each side of the following triangles (not drawn to scale):</text:p>
        </text:list-item>
      </text:list>
      <text:p text:style-name="P1"/>
      <text:p text:style-name="P1"><draw:custom-shape text:anchor-type="paragraph" draw:z-index="8" draw:style-name="gr5" draw:text-style-name="P6" svg:width="1.6748in" svg:height="1.5315in" svg:x="4.1154in" svg:y="0.1528in"><text:p><text:span text:style-name="T4"><text:s text:c="23"/></text:span></text:p><text:p><text:span text:style-name="T4">1.4</text:span><text:span text:style-name="T2">m</text:span><text:span text:style-name="T4"> <text:s text:c="36"/></text:span></text:p><text:p><text:span text:style-name="T4"><text:s/></text:span></text:p><text:p><text:span text:style-name="T4"><text:s text:c="15"/></text:span></text:p><text:p><text:span text:style-name="T4"><text:s text:c="35"/></text:span><text:span text:style-name="T4">45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><draw:custom-shape text:anchor-type="paragraph" draw:z-index="9" draw:style-name="gr6" draw:text-style-name="P6" svg:width="2.6114in" svg:height="0.8295in" svg:x="0.5665in" svg:y="0.0472in"><text:p><text:span text:style-name="T4"><text:s text:c="40"/></text:span><text:span text:style-name="T4">7</text:span><text:span text:style-name="T2">m</text:span><text:span text:style-name="T4"> <text:s text:c="25"/></text:span></text:p><text:p><text:span text:style-name="T4"><text:s/></text:span></text:p><text:p><text:span text:style-name="T4"/></text:p><text:p><text:span text:style-name="T4"><text:s text:c="52"/></text:span><text:span text:style-name="T4">20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3819024092149" text:continue-numbering="true" text:style-name="L1">
        <text:list-item>
          <text:p text:style-name="P4">Ivan is walking across a field. <text:s/>He walks 5000m in 30 minutes, at a 30<text:span text:style-name="T3">°</text:span><text:span text:style-name="T2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3820187286831" text:continue-numbering="true" text:style-name="L1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1"/>
      <text:p text:style-name="P1"/>
      <text:list xml:id="list203819391535260" text:continue-numbering="true" text:style-name="L1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1"/>
      <text:p text:style-name="P1"/>
      <text:list xml:id="list203818906851526" text:continue-numbering="true" text:style-name="L1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1"/>
      <text:p text:style-name="P1"/>
      <text:list xml:id="list203820249560166" text:continue-numbering="true" text:style-name="L1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1"/>
      <text:p text:style-name="P1"/>
      <text:list xml:id="list203819889678731" text:continue-numbering="true" text:style-name="L1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1"/>
      <text:p text:style-name="P1"><text:soft-page-break/></text:p>
      <text:list xml:id="list203819751713888" text:continue-numbering="true" text:style-name="L1">
        <text:list-item>
          <text:p text:style-name="P4">Calculate the indicated angle for each triangle:</text:p>
        </text:list-item>
      </text:list>
      <text:p text:style-name="P1"><draw:custom-shape text:anchor-type="paragraph" draw:z-index="12" draw:style-name="gr9" draw:text-style-name="P6" svg:width="0.8713in" svg:height="0.9878in" svg:x="4.852in" svg:y="0.1047in"><text:p><text:span text:style-name="T4"/></text:p><text:p><text:span text:style-name="T4"/></text:p><text:p><text:span text:style-name="T4"><text:s text:c="28"/></text:span><text:span text:style-name="T4">q</text:span></text:p><text:p><text:span text:style-name="T4"/></text:p><text:p><text:span text:style-name="T4"><text:s text:c="32"/></text:span><text:span text:style-name="T4">2</text:span><text:span text:style-name="T2">m</text:span><text:span text:style-name="T4"> <text:s text:c="3"/></text:span></text:p><text:p><text:span text:style-name="T4"/></text:p><text:p><text:span text:style-name="T4"><text:s text:c="19"/></text:span><text:span text:style-name="T4">4</text:span><text:span text:style-name="T2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><draw:custom-shape text:anchor-type="paragraph" draw:z-index="10" draw:style-name="gr7" draw:text-style-name="P6" svg:width="1.6748in" svg:height="0.8323in" svg:x="0.4252in" svg:y="0in"><text:p><text:span text:style-name="T4"><text:s text:c="28"/></text:span><text:span text:style-name="T4">2</text:span><text:span text:style-name="T2">m</text:span><text:span text:style-name="T4"> <text:s/></text:span></text:p><text:p><text:span text:style-name="T4">1</text:span><text:span text:style-name="T2">m</text:span><text:span text:style-name="T4"> <text:s text:c="36"/></text:span></text:p><text:p><text:span text:style-name="T4"><text:s text:c="36"/></text:span><text:span text:style-name="T4">q</text:span></text:p><text:p><text:span text:style-name="T4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11" draw:style-name="gr8" draw:text-style-name="P6" svg:width="1.1016in" svg:height="0.8705in" svg:x="2.8728in" svg:y="0.0827in"><text:p><text:span text:style-name="T4"><text:s text:c="28"/></text:span><text:span text:style-name="T4">7</text:span><text:span text:style-name="T2">m</text:span><text:span text:style-name="T4"> <text:s/></text:span></text:p><text:p><text:span text:style-name="T4"><text:s text:c="37"/></text:span></text:p><text:p><text:span text:style-name="T4"><text:s text:c="29"/></text:span><text:span text:style-name="T4">q</text:span></text:p><text:p><text:span text:style-name="T4"><text:s text:c="22"/></text:span><text:span text:style-name="T4">5</text:span><text:span text:style-name="T2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3820136173193" text:continue-numbering="true" text:style-name="L1">
        <text:list-item>
          <text:p text:style-name="P4">Angel is hiking in the desert, where he walks 1 mile to the east, then 2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3820230129067" text:continue-numbering="true" text:style-name="L1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3820634621756" text:continue-numbering="true" text:style-name="L1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3819917561150" text:continue-numbering="true" text:style-name="L1">
        <text:list-item>
          <text:p text:style-name="P4">Hazel is flying in a plane at 400 m/s to the north. <text:s/>The wind is blowing at 200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3820266472772" text:continue-numbering="true" text:style-name="L1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1"/>
      <text:p text:style-name="P1"/>
      <text:p text:style-name="P1"/>
      <text:list xml:id="list203820997863479" text:continue-numbering="true" text:style-name="L1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A327260A0B9D4B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C16130C409C89CE.png" xlink:type="simple" xlink:show="embed" xlink:actuate="onLoad"/></draw:frame> <text:s text:c="20"/>Name:<text:tab/><text:tab/><text:date style:data-style-name="N37" text:date-value="2016-08-29T20:38:18.72191876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7:00.521798650</meta:creation-date>
    <meta:editing-duration>PT7M11S</meta:editing-duration>
    <meta:editing-cycles>8</meta:editing-cycles>
    <meta:generator>LibreOffice/5.0.6.2$Linux_X86_64 LibreOffice_project/00$Build-2</meta:generator>
    <dc:date>2016-08-29T20:38:18.662339777</dc:date>
    <meta:document-statistic meta:table-count="0" meta:image-count="2" meta:object-count="0" meta:page-count="2" meta:paragraph-count="21" meta:word-count="232" meta:character-count="1247" meta:non-whitespace-character-count="1004"/>
  </office:meta>
</office:document-meta>
</file>